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62b4b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9d8fc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62b4b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829e5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62b4b" officeooo:paragraph-rsid="0019d8fc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829e5" officeooo:paragraph-rsid="001829e5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fo:font-weight="bold" officeooo:rsid="0010d78c" officeooo:paragraph-rsid="00162b4b" style:font-size-asian="14pt" style:font-weight-asian="bold" style:font-size-complex="14pt" style:font-weight-complex="bold"/>
    </style:style>
    <style:style style:name="T1" style:family="text">
      <style:text-properties officeooo:rsid="00162b4b"/>
    </style:style>
    <style:style style:name="T2" style:family="text">
      <style:text-properties officeooo:rsid="0010d78c"/>
    </style:style>
    <style:style style:name="T3" style:family="text">
      <style:text-properties officeooo:rsid="001829e5"/>
    </style:style>
    <style:style style:name="T4" style:family="text">
      <style:text-properties officeooo:rsid="0019d8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Contrato de compraventa <text:span text:style-name="T1">de una vivienda</text:span></text:p>
      <text:p text:style-name="P1"/>
      <text:p text:style-name="P1">De una parte, <text:span text:style-name="T1">el señor Fran</text:span> Pons Sales, con DNI n.º 07701377B, con domicilio en la calle de <text:span text:style-name="T1">Gran Es Castell</text:span>, <text:span text:style-name="T1">32</text:span> de Ma<text:span text:style-name="T1">h</text:span>ó<text:span text:style-name="T1">n</text:span>, como parte vendedor.</text:p>
      <text:p text:style-name="P1"/>
      <text:p text:style-name="P2">Y de la otra, el señor <text:span text:style-name="T4">Joaquín</text:span> <text:span text:style-name="T1">Moreno</text:span> Florit, con DNI n.º R6941313F,</text:p>
      <text:p text:style-name="P1">con domicilio en la calle <text:span text:style-name="T1">San Esteve</text:span>, <text:span text:style-name="T1">19</text:span>, <text:span text:style-name="T1">de</text:span> <text:span text:style-name="T1">Ciudadela</text:span>, como parte compradora.</text:p>
      <text:p text:style-name="P1"/>
      <text:p text:style-name="P1"><text:span text:style-name="T1">Ambas partes </text:span>actúan en nombre propio y se reconocen recíprocamente la</text:p>
      <text:p text:style-name="P1">capacidad legal necesaria para contratar.</text:p>
      <text:p text:style-name="P1"/>
      <text:p text:style-name="P1"/>
      <text:p text:style-name="P1"/>
      <text:p text:style-name="P3">MANIFIESTAN</text:p>
      <text:p text:style-name="P3"/>
      <text:p text:style-name="P3">1. Que el señor Fran<text:span text:style-name="T2"> Pons Sales </text:span>es propietario de la vivienda situada al número 33 de la calle de San Francisco, 12 de Mahón.</text:p>
      <text:p text:style-name="P3"/>
      <text:p text:style-name="P3">2. Que la dicha vivienda está libre de cargas y de arrendamientos.</text:p>
      <text:p text:style-name="P3"/>
      <text:p text:style-name="P3">3. Que el señor Fran Pons quiere vender la vivienda mencionada y el señor</text:p>
      <text:p text:style-name="P5"><text:span text:style-name="T4">Joaquín</text:span> Moreno quiere comprar la vivienda, por lo cual formalizan este contrato</text:p>
      <text:p text:style-name="P3">de compraventa, que se rige por los pactos siguientes.</text:p>
      <text:p text:style-name="P3"/>
      <text:p text:style-name="P3"/>
      <text:p text:style-name="P3"/>
      <text:p text:style-name="P3">PACTOS</text:p>
      <text:p text:style-name="P3"/>
      <text:p text:style-name="P5">1. El señor Fran Pons vende la vivienda mencionada al señor <text:span text:style-name="T4">Joaquín</text:span> Moreno y este la compra.</text:p>
      <text:p text:style-name="P3"/>
      <text:p text:style-name="P3">2. El precio de esta compraventa es de ciento cuarenta mil (140.000) euros,</text:p>
      <text:p text:style-name="P3">que se pagan de acuerdo con las especificaciones siguientes:</text:p>
      <text:p text:style-name="P3"><text:soft-page-break/></text:p>
      <text:p text:style-name="P3">a) Treinta y cinco mil (35.000) euros les libra el comprador al vendedor en el</text:p>
      <text:p text:style-name="P3">momento de firmar este contrato.</text:p>
      <text:p text:style-name="P3"/>
      <text:p text:style-name="P3">b) Los ciento cinco mil (105.000) euros restantes los pagará el comprador en <text:span text:style-name="T3">la acta</text:span> de firma de la escritura pública de compraventa.</text:p>
      <text:p text:style-name="P3"/>
      <text:p text:style-name="P3">3. <text:span text:style-name="T3">El señor Fran</text:span> Pons se compromete a transmitir la posesión de la <text:span text:style-name="T3">vivienda</text:span>, libr<text:span text:style-name="T3">e</text:span> de cargas, arrendatarios y ocupantes, en la fecha de la firma de la escritura pública.</text:p>
      <text:p text:style-name="P6"/>
      <text:p text:style-name="P3">4. Los gastos derivados de la firma de este contrato, <text:s/><text:span text:style-name="T3">el otorgamiento </text:span>de la escritura pública y de la inscripción en el Registro de la Propiedad, y el impuesto sobre transmisiones patrimoniales serán a cargo del comprador.</text:p>
      <text:p text:style-name="P3"/>
      <text:p text:style-name="P4">5. <text:span text:style-name="T3">El</text:span> vendedor se hará cargo del impuesto de plusvalía.</text:p>
      <text:p text:style-name="P4"/>
      <text:p text:style-name="P3">6. Las partes establecen un plazo de sesenta días desde la firma</text:p>
      <text:p text:style-name="P4">de este contrato para el otorgamiento de la escritura pública de compra-venta, que se hará el día que fije <text:span text:style-name="T3">el </text:span>vendedor, ante el notario Robespierre Maximili<text:span text:style-name="T3">a</text:span>n François.</text:p>
      <text:p text:style-name="P4"/>
      <text:p text:style-name="P3">7. Las partes se someten a la jurisdicción de los juzgados de Ma<text:span text:style-name="T3">h</text:span>ó<text:span text:style-name="T3">n </text:span>para resolver</text:p>
      <text:p text:style-name="P3">cualquier divergencia o litigio sobre la interpretación de este contrato.</text:p>
      <text:p text:style-name="P3"/>
      <text:p text:style-name="P3">Ma<text:span text:style-name="T3">h</text:span>ó<text:span text:style-name="T3">n</text:span>, <text:span text:style-name="T3">27</text:span> de <text:span text:style-name="T3">noviembre</text:span> de 20<text:span text:style-name="T3">23</text:span></text:p>
      <text:p text:style-name="P3"/>
      <text:p text:style-name="P3"><text:span text:style-name="T3">El v</text:span>en<text:span text:style-name="T3">d</text:span>edor <text:s/><text:tab/><text:tab/><text:tab/><text:tab/><text:tab/><text:tab/><text:tab/><text:tab/> <text:s text:c="3"/>El comprador</text:p>
      <text:p text:style-name="P3"/>
      <text:p text:style-name="P3">[<text:span text:style-name="T3">firma</text:span>] <text:s text:c="9"/><text:tab/><text:tab/><text:tab/><text:tab/><text:tab/><text:tab/><text:tab/><text:tab/><text:tab/>[<text:span text:style-name="T3">firma</text:span>]</text:p>
      <text:p text:style-name="P4"><text:span text:style-name="T3">Fran</text:span> Pons Sales <text:tab/><text:tab/><text:tab/><text:tab/><text:tab/><text:tab/><text:tab/><text:tab/><text:span text:style-name="T4">Joaquín</text:span> Moreno Flor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35:22.613363873</meta:creation-date>
    <dc:date>2023-11-27T12:00:47.041727656</dc:date>
    <meta:editing-duration>PT3M22S</meta:editing-duration>
    <meta:editing-cycles>1</meta:editing-cycles>
    <meta:document-statistic meta:table-count="0" meta:image-count="0" meta:object-count="0" meta:page-count="2" meta:paragraph-count="30" meta:word-count="390" meta:character-count="2299" meta:non-whitespace-character-count="1899"/>
    <meta:generator>LibreOffice/7.3.7.2$Linux_X86_64 LibreOffice_project/30$Build-2</meta:generator>
  </office:meta>
</office:document-meta>
</file>